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2pt" officeooo:rsid="000b1bf2" officeooo:paragraph-rsid="000b1bf2" style:font-size-asian="12pt" style:font-size-complex="12pt"/>
    </style:style>
    <style:style style:name="P2" style:family="paragraph" style:parent-style-name="Standard">
      <style:text-properties fo:font-size="12pt" officeooo:paragraph-rsid="000b1bf2" style:font-size-asian="12pt" style:font-size-complex="12pt"/>
    </style:style>
    <style:style style:name="P3" style:family="paragraph" style:parent-style-name="Standard">
      <style:text-properties fo:font-size="12pt" officeooo:rsid="000cb6a9" officeooo:paragraph-rsid="000cb6a9" style:font-size-asian="12pt" style:font-size-complex="12pt"/>
    </style:style>
    <style:style style:name="P4" style:family="paragraph" style:parent-style-name="Standard">
      <style:text-properties fo:font-size="12pt" officeooo:rsid="000d0b57" officeooo:paragraph-rsid="000d0b57" style:font-size-asian="12pt" style:font-size-complex="12pt"/>
    </style:style>
    <style:style style:name="P5" style:family="paragraph" style:parent-style-name="Standard">
      <style:text-properties fo:font-size="12pt" officeooo:rsid="000e7b9b" officeooo:paragraph-rsid="000e7b9b" style:font-size-asian="12pt" style:font-size-complex="12pt"/>
    </style:style>
    <style:style style:name="P6" style:family="paragraph" style:parent-style-name="Standard">
      <style:text-properties fo:font-size="12pt" officeooo:rsid="0011c5ef" officeooo:paragraph-rsid="0011c5ef" style:font-size-asian="12pt" style:font-size-complex="12pt"/>
    </style:style>
    <style:style style:name="P7" style:family="paragraph" style:parent-style-name="Standard">
      <style:text-properties fo:font-size="12pt" officeooo:rsid="00122c9f" officeooo:paragraph-rsid="00122c9f" style:font-size-asian="12pt" style:font-size-complex="12pt"/>
    </style:style>
    <style:style style:name="T1" style:family="text">
      <style:text-properties officeooo:rsid="000b1bf2"/>
    </style:style>
    <style:style style:name="T2" style:family="text">
      <style:text-properties officeooo:rsid="000f3876"/>
    </style:style>
    <style:style style:name="T3" style:family="text">
      <style:text-properties officeooo:rsid="000cb6a9"/>
    </style:style>
    <style:style style:name="T4" style:family="text">
      <style:text-properties officeooo:rsid="000d0b57"/>
    </style:style>
    <style:style style:name="T5" style:family="text">
      <style:text-properties officeooo:rsid="00122c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IL LÆRER</text:p>
      <text:p text:style-name="P1"/>
      <text:p text:style-name="P2"><text:span text:style-name="T1">startet med at vi prate</text:span><text:span text:style-name="T2">t</text:span><text:span text:style-name="T1"> om hvem som skal være leder. Etter kort tid ble Janet foreslått også tildelt oppgaven. Mens jeg laget gruppene, var det </text:span><text:span text:style-name="T3">noen diskusjoner blant parter om hvem som skulle være på gruppe I lag. Dette stanset raskt etter at jeg la ut gruppene.<text:line-break/>Gruppene er som følger, og første person er teamleder på hver gruppe:<text:line-break/></text:span>Gruppe 1: **Vadim**, Sebastian, Amalie V., Magne, Heiki<text:line-break/>Gruppe 2: **Henrik**, Chris, Janet, Siri<text:line-break/>Gruppe 3: **Amalie R.**, Vebjørn, Ådne, Emirhan<text:line-break/>Gruppe 4: **Abdi**, Al Saleh, Lutfi, Mano<text:line-break/>Gruppe 5:**Maxim**, Artem, Emilie, Igær</text:p>
      <text:p text:style-name="P2"/>
      <text:p text:style-name="P3">Hver gruppe tok sin responderende oppgave og alle begynte å jobbe innafor gruppene.</text:p>
      <text:p text:style-name="P3">Lederne Rapporterer Fravær til meg.</text:p>
      <text:p text:style-name="P3">Har satt første frist til 11.30, da skal lederne rapportere til meg.</text:p>
      <text:p text:style-name="P3">11.30 update:</text:p>
      <text:p text:style-name="P3">Gruppe 1: Vadim rapporterer at alle på gruppa er der og er kommet godt I gang med en powerpoint<text:line-break/>Gruppe 2: <text:span text:style-name="T4">E</text:span>r ca halveis ferdig med oppgaven, jobber med å gi hverrandre feedback/hjelp</text:p>
      <text:p text:style-name="P3">Gruppe 3: <text:span text:style-name="T4">Er kommet godt I gang med oppgaven</text:span></text:p>
      <text:p text:style-name="P4">Gruppe 4: Er ferdig med planlegginga, bare skriving gjennstår</text:p>
      <text:p text:style-name="P4">Gruppe 5: Rapporterer at gruppa er ferdig og sendte dokumentet</text:p>
      <text:p text:style-name="P4"/>
      <text:p text:style-name="P5">satt endelig frist til 13.00.</text:p>
      <text:p text:style-name="P6">13.00 update:<text:line-break/>Alle har levert inn til meg og sier at samarbeidet gikk fint</text:p>
      <text:p text:style-name="P6">Jeg valgte spesifikt at vi ikke skal ha et møte med alle denne gangen, etter forrige gang vi hadde en slik oppgave. Jeg syntes at det gikk mye bedre og var mer effektivt enn forrige gang. </text:p>
      <text:p text:style-name="P6"/>
      <text:p text:style-name="P6">Fravær:<text:line-break/>Siri, Artem, Igær</text:p>
      <text:p text:style-name="P6"/>
      <text:p text:style-name="P6">Konklusjon:<text:line-break/><text:span text:style-name="T5">Oppgaven var grei, det gikk mye bedre enn forrige gang. Dette er nok grunnet det at vi ikke hadde møte, hvor det lett kan skje at vi kjører oss fast I en diskusjon. Alt I alt var prosessen ganske smertefritt og vi jobbet godt I lag. Gruppelederne var flink å kommunisere med meg og rapportere.</text:span></text:p>
      <text:p text:style-name="P6"/>
      <text:p text:style-name="P7">Vedlagt er en mappe med svarene til hver gruppe</text:p>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HarmonyOS Sans SC" svg:font-family="'HarmonyOS Sans SC'"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HarmonyOS Sans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HarmonyOS Sans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HarmonyOS Sans SC" style:font-family-asian="'HarmonyOS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22c9f" officeooo:paragraph-rsid="00122c9f"/>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romsø, 10. 03. 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1:08:13.730829479</meta:creation-date>
    <dc:date>2025-03-10T13:23:57.328019019</dc:date>
    <meta:editing-duration>PT24M30S</meta:editing-duration>
    <meta:editing-cycles>3</meta:editing-cycles>
    <meta:generator>LibreOffice/24.8.4.2$Linux_X86_64 LibreOffice_project/480$Build-2</meta:generator>
    <meta:document-statistic meta:table-count="0" meta:image-count="0" meta:object-count="0" meta:page-count="1" meta:paragraph-count="17" meta:word-count="317" meta:character-count="1814" meta:non-whitespace-character-count="1513"/>
  </office:meta>
</office:document-meta>
</file>